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36466b7" officeooo:paragraph-rsid="0001b52f"/>
    </style:style>
    <style:style style:name="P2" style:family="paragraph" style:parent-style-name="Text_20_body">
      <style:text-properties officeooo:rsid="036d3c4e" officeooo:paragraph-rsid="0001b52f"/>
    </style:style>
    <style:style style:name="P3" style:family="paragraph" style:parent-style-name="Text_20_body">
      <style:text-properties officeooo:paragraph-rsid="0001b52f"/>
    </style:style>
    <style:style style:name="P4" style:family="paragraph" style:parent-style-name="Heading_20_2">
      <style:text-properties officeooo:rsid="0361a5a6" officeooo:paragraph-rsid="0001b52f"/>
    </style:style>
    <style:style style:name="P5" style:family="paragraph" style:parent-style-name="Heading_20_2">
      <style:text-properties officeooo:rsid="001ece72" officeooo:paragraph-rsid="00027148"/>
    </style:style>
    <style:style style:name="P6" style:family="paragraph" style:parent-style-name="Text_20_body" style:list-style-name="L1">
      <style:text-properties officeooo:rsid="036466b7" officeooo:paragraph-rsid="0001b52f"/>
    </style:style>
    <style:style style:name="P7" style:family="paragraph" style:parent-style-name="Text_20_body" style:list-style-name="L2">
      <style:text-properties officeooo:rsid="036466b7" officeooo:paragraph-rsid="0001b52f"/>
    </style:style>
    <style:style style:name="P8" style:family="paragraph" style:parent-style-name="Text_20_body">
      <style:text-properties officeooo:rsid="036466b7" officeooo:paragraph-rsid="0001b52f"/>
    </style:style>
    <style:style style:name="P9" style:family="paragraph" style:parent-style-name="Text_20_body">
      <style:text-properties officeooo:rsid="036466b7" officeooo:paragraph-rsid="00027148"/>
    </style:style>
    <style:style style:name="P10" style:family="paragraph" style:parent-style-name="Text_20_body">
      <style:text-properties officeooo:paragraph-rsid="00027148"/>
    </style:style>
    <style:style style:name="T1" style:family="text">
      <style:text-properties officeooo:rsid="036466b7"/>
    </style:style>
    <style:style style:name="T2" style:family="text">
      <style:text-properties officeooo:rsid="0361a5a6"/>
    </style:style>
    <style:style style:name="T3" style:family="text">
      <style:text-properties officeooo:rsid="0363dfb1"/>
    </style:style>
    <style:style style:name="T4" style:family="text">
      <style:text-properties officeooo:rsid="03663667"/>
    </style:style>
    <style:style style:name="T5" style:family="text">
      <style:text-properties officeooo:rsid="0367681c"/>
    </style:style>
    <style:style style:name="T6" style:family="text">
      <style:text-properties officeooo:rsid="03681a03"/>
    </style:style>
    <style:style style:name="T7" style:family="text">
      <style:text-properties officeooo:rsid="0369ebbf"/>
    </style:style>
    <style:style style:name="T8" style:family="text">
      <style:text-properties officeooo:rsid="036b417e"/>
    </style:style>
    <style:style style:name="T9" style:family="text">
      <style:text-properties officeooo:rsid="036ce833"/>
    </style:style>
    <style:style style:name="T10" style:family="text">
      <style:text-properties officeooo:rsid="036d3c4e"/>
    </style:style>
    <style:style style:name="T11" style:family="text">
      <style:text-properties officeooo:rsid="036fc66d"/>
    </style:style>
    <style:style style:name="T12" style:family="text">
      <style:text-properties officeooo:rsid="0370aaf3"/>
    </style:style>
    <style:style style:name="T13" style:family="text">
      <style:text-properties officeooo:rsid="03c2940b"/>
    </style:style>
    <style:style style:name="T14" style:family="text">
      <style:text-properties officeooo:rsid="0021da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What is Inverse Reinforcement Learning?</text:h>
      <text:p text:style-name="P3"><text:tab/><text:span text:style-name="T2">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3"><text:tab/><text:span text:style-name="T2">Typical example for bad things that a machine agent can do in a video game is losing health points, bashing against walls or just the simple passage of time can incur a negative reward.</text:span></text:p>
      <text:p text:style-name="P3"><text:tab/><text:span text:style-name="T3">While the reward system is easy to do when the task itself is also easy, it becomes incredibly difficult to define one when attempting to do a more complicated task.</text:span></text:p>
      <text:p text:style-name="P3"><text:tab/><text:span text:style-name="T1">Tasks that involve doing several things in the correct order can be approached in two ways:</text:span></text:p>
      <text:list xml:id="list3716847981" text:style-name="L1">
        <text:list-item>
          <text:p text:style-name="P6">give one single big positive reward at the end of task</text:p>
        </text:list-item>
      </text:list>
      <text:list xml:id="list969115844" text:style-name="L2">
        <text:list-item>
          <text:p text:style-name="P7">give a small amount of positive reward points when reaching checkpoints in the task</text:p>
        </text:list-item>
      </text:list>
      <text:p text:style-name="P1"><text:tab/><text:span text:style-name="T4">The first way might be too sparse for the agent. It will receive a positive reward very rarely, the neural network will keep wondering and trying random values until something happens, but with a very small chance to happen.</text:span></text:p>
      <text:p text:style-name="P1"><text:tab/><text:span text:style-name="T4">And even if somehow the agent has fully completed task, was it because it was doing smart decisions? Or was it because of pure luck of how the environment was set up?</text:span></text:p>
      <text:p text:style-name="P1"><text:tab/><text:span text:style-name="T5">If it was by pure luck, the neural network will think it did something smart, and adjust it’s weights, which would be a bad thing.</text:span></text:p>
      <text:p text:style-name="P1"><text:tab/><text:span text:style-name="T6">Anyway, it will take a lot of time for meaningful progress to be made.</text:span></text:p>
      <text:p text:style-name="P1"><text:tab/><text:span text:style-name="T6">The other option would be to give gradual reward, in most cases that is good, if the developer can properly identify the value of the checkpoints that the agent is attempting to finish.</text:span></text:p>
      <text:p text:style-name="P1"><text:tab/><text:span text:style-name="T7">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text:tab/><text:span text:style-name="T8">Positive rewards would be given for things such as staying on the correct line on the road, using the proper speed, respecting the driving signs and semaphores.</text:span></text:p>
      <text:p text:style-name="P1"><text:tab/><text:span text:style-name="T8">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text:tab/><text:span text:style-name="T9">In this example, the agent decided to take an action that resulted in a possibly better cumulative reward. Setting reward values manually could make the agent express such undesirable behavior.</text:span></text:p>
      <text:p text:style-name="P1"><text:soft-page-break/><text:tab/><text:span text:style-name="T10">Here comes Inverse Reinforcement Learning, which represents the problem of inferring the reward function of an observed agent (</text:span><text:span text:style-name="T10"><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10">). The observed agent could be a human, which demonstrates to the machine agent how it should act in an environment. </text:span></text:p>
      <text:p text:style-name="P2"><text:tab/>The responsibility of the machine agent is then to determine what could the reward values be for different events. An even better way of doing this is to also give explicit good and bad examples of how to act in the environment.</text:p>
      <text:p text:style-name="P1"><text:tab/><text:span text:style-name="T11">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text:tab/><text:span text:style-name="T12">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text:tab/>And even if proper reward values can be inferred, the training of machine agent hasn’t event started yet.</text:p>
      <text:p text:style-name="P1"/>
      <text:h text:style-name="P5" text:outline-level="2">Definitions and short history</text:h>
      <text:p text:style-name="P10"><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text:span text:style-name="T13">of the things they are able to do </text:span>has become longer. Nowadays, people have the advantage of being capable of solving problems that are not well defined over the machines, which need to have first the information about the world in order to be able to learn how to solve the problems. </text:p>
      <text:p text:style-name="P10"><text:tab/>Inverse Reinforcement Learning (IRL) is related to these kinds of discrepancies and its solution might be a significant step forward towards of learning human behavior.</text:p>
      <text:p text:style-name="P10"><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10"><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10"><text:soft-page-break/><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10"><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4">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10"><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10"><text:tab/>Furthermore, considering the constraint of choosing one reward function where the behavior is ideal, it must be possible to select a reward function that increases the main properties. </text:p>
      <text:p text:style-name="P10"/>
      <text:p text:style-name="P10"><text:tab/>Inverse Reinforcement Learning problem can be described as follows based on Stuart’s Russell, 1998 definition: </text:p>
      <text:p text:style-name="P10">“Given </text:p>
      <text:p text:style-name="P10">1) measurements of an agent’s behavior over time, in a variety of circumstances;</text:p>
      <text:p text:style-name="P10">2) if needed <text:span text:style-name="T14">measurements</text:span> of the sensory inputs to that agent;</text:p>
      <text:p text:style-name="P10">3) if available a model of environment </text:p>
      <text:p text:style-name="P9">Determine the reward function being optim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6-07T18:16:13.178000000</dc:date>
    <meta:editing-duration>PT18S</meta:editing-duration>
    <meta:editing-cycles>2</meta:editing-cycles>
    <meta:document-statistic meta:table-count="0" meta:image-count="0" meta:object-count="0" meta:page-count="3" meta:paragraph-count="36" meta:word-count="1300" meta:character-count="7758" meta:non-whitespace-character-count="6461"/>
  </office:meta>
</office:document-meta>
</file>